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0.27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8" table:number-columns-repeated="5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</table:table-row>
      </table:table>
      <table:table table:name="Topeni" table:style-name="ta1">
        <table:table-column table:style-name="co8" table:number-columns-repeated="5" table:default-cell-style-name="ce2"/>
        <table:table-column table:style-name="co9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</table:table-row>
      </table:table>
      <table:table table:name="Zaluzie" table:style-name="ta1">
        <table:table-column table:style-name="co8" table:number-columns-repeated="7" table:default-cell-style-name="ce2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22:20:25.154981732</meta:creation-date>
    <dc:date>2024-12-14T20:38:57.920000000</dc:date>
    <meta:editing-duration>P2DT34M1S</meta:editing-duration>
    <meta:editing-cycles>20</meta:editing-cycles>
    <meta:generator>LibreOffice/24.8.3.1$Windows_X86_64 LibreOffice_project/65412f067af443213e726c93f137ccc85c9a1e06</meta:generator>
    <meta:print-date>2024-08-20T00:06:05.388480866</meta:print-date>
    <meta:document-statistic meta:table-count="6" meta:cell-count="717" meta:object-count="0"/>
  </office:meta>
</office:document-meta>
</file>